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f8b" officeooo:paragraph-rsid="0001af8b"/>
    </style:style>
    <style:style style:name="P2" style:family="paragraph" style:parent-style-name="Standard">
      <style:text-properties officeooo:rsid="000376a9" officeooo:paragraph-rsid="000376a9"/>
    </style:style>
    <style:style style:name="P3" style:family="paragraph" style:parent-style-name="Standard" style:list-style-name="L1">
      <style:text-properties officeooo:rsid="0001af8b" officeooo:paragraph-rsid="0001af8b"/>
    </style:style>
    <style:style style:name="P4" style:family="paragraph" style:parent-style-name="Standard" style:list-style-name="L1">
      <style:text-properties officeooo:rsid="000376a9" officeooo:paragraph-rsid="000376a9"/>
    </style:style>
    <style:style style:name="P5" style:family="paragraph" style:parent-style-name="Standard" style:list-style-name="L1">
      <style:text-properties officeooo:rsid="000468f3" officeooo:paragraph-rsid="000468f3"/>
    </style:style>
    <style:style style:name="T1" style:family="text">
      <style:text-properties officeooo:rsid="000468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07860394962470270" text:style-name="L1">
        <text:list-header>
          <text:p text:style-name="P3">Canepes </text:p>
        </text:list-header>
      </text:list>
      <text:p text:style-name="P1"/>
      <text:list xml:id="list73402533699543" text:continue-numbering="true" text:style-name="L1">
        <text:list-item>
          <text:p text:style-name="P3">Chaat Shots <text:s text:c="5"/>Veggie lolli pop <text:s text:c="5"/>Noodles <text:s/>mini samosa , mini spriing rolls</text:p>
        </text:list-item>
        <text:list-item>
          <text:p text:style-name="P3"/>
        </text:list-item>
        <text:list-item>
          <text:p text:style-name="P3">minini veggie burgers</text:p>
        </text:list-item>
        <text:list-item>
          <text:p text:style-name="P3">Veggi quichie </text:p>
        </text:list-item>
        <text:list-item>
          <text:p text:style-name="P3">veggie cheese <text:s/>wrap wheels</text:p>
        </text:list-item>
        <text:list-item>
          <text:p text:style-name="P3">mini oinion bajhi</text:p>
        </text:list-item>
        <text:list-item>
          <text:p text:style-name="P3">chilli panner spoons</text:p>
        </text:list-item>
        <text:list-item>
          <text:p text:style-name="P3">mini chips</text:p>
        </text:list-item>
        <text:list-item>
          <text:p text:style-name="P3">rice cheese balls</text:p>
        </text:list-item>
        <text:list-item>
          <text:p text:style-name="P3">chill mushroom</text:p>
        </text:list-item>
        <text:list-item>
          <text:p text:style-name="P4">tomatoes <text:s/>puff tard</text:p>
        </text:list-item>
        <text:list-item>
          <text:p text:style-name="P4">muchoom and leak puff</text:p>
        </text:list-item>
        <text:list-item>
          <text:p text:style-name="P4">palak paaner with naan</text:p>
        </text:list-item>
        <text:list-item>
          <text:p text:style-name="P4">shahi paneer with naan</text:p>
        </text:list-item>
        <text:list-item>
          <text:p text:style-name="P4">mini taco, veggie mexcian chilli</text:p>
        </text:list-item>
        <text:list-item>
          <text:p text:style-name="P4">pav bhaji canepes</text:p>
        </text:list-item>
        <text:list-item>
          <text:p text:style-name="P4">achaar<text:span text:style-name="T1">i</text:span> panner</text:p>
        </text:list-item>
        <text:list-item>
          <text:p text:style-name="P4">veg won toons</text:p>
        </text:list-item>
        <text:list-item>
          <text:p text:style-name="P5">corn pakora</text:p>
        </text:list-item>
        <text:list-item>
          <text:p text:style-name="P5">keema puff.</text:p>
        </text:list-item>
        <text:list-item>
          <text:p text:style-name="P5">Chicken tikka puff </text:p>
        </text:list-item>
        <text:list-item>
          <text:p text:style-name="P5">chicken tondhori puff</text:p>
        </text:list-item>
        <text:list-item>
          <text:p text:style-name="P5">keem balls</text:p>
        </text:list-item>
        <text:list-item>
          <text:p text:style-name="P5">palak/lamb on naan</text:p>
        </text:list-item>
        <text:list-item>
          <text:p text:style-name="P5">palak chicken naan</text:p>
        </text:list-item>
        <text:list-item>
          <text:p text:style-name="P5">mini fish pakorah</text:p>
          <text:p text:style-name="P5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20:33.709459653</meta:creation-date>
    <meta:editing-duration>P0D</meta:editing-duration>
    <meta:editing-cycles>2</meta:editing-cycles>
    <meta:generator>LibreOffice/4.2.8.2$Linux_x86 LibreOffice_project/420m0$Build-2</meta:generator>
    <dc:date>2016-11-06T17:26:04.113748783</dc:date>
    <meta:document-statistic meta:table-count="0" meta:image-count="0" meta:object-count="0" meta:page-count="1" meta:paragraph-count="28" meta:word-count="112" meta:character-count="540" meta:non-whitespace-character-count="466"/>
  </office:meta>
</office:document-meta>
</file>